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a2f8"/>
    </style:style>
    <style:style style:name="P2" style:family="paragraph" style:parent-style-name="Standard">
      <style:text-properties officeooo:paragraph-rsid="000b7d59"/>
    </style:style>
    <style:style style:name="P3" style:family="paragraph" style:parent-style-name="Standard">
      <style:text-properties officeooo:paragraph-rsid="000edf91"/>
    </style:style>
    <style:style style:name="P4" style:family="paragraph" style:parent-style-name="Standard">
      <style:text-properties officeooo:paragraph-rsid="000fc711"/>
    </style:style>
    <style:style style:name="P5" style:family="paragraph" style:parent-style-name="Standard">
      <style:text-properties fo:font-weight="bold" officeooo:rsid="00150d6d" officeooo:paragraph-rsid="00150d6d" style:font-weight-asian="bold" style:font-weight-complex="bold"/>
    </style:style>
    <style:style style:name="P6" style:family="paragraph" style:parent-style-name="Standard">
      <style:text-properties officeooo:rsid="000edf91" officeooo:paragraph-rsid="000edf91"/>
    </style:style>
    <style:style style:name="P7" style:family="paragraph" style:parent-style-name="Standard">
      <style:text-properties officeooo:rsid="000aa2f8" officeooo:paragraph-rsid="000aa2f8"/>
    </style:style>
    <style:style style:name="P8" style:family="paragraph" style:parent-style-name="Standard">
      <style:text-properties officeooo:rsid="000aa2f8" officeooo:paragraph-rsid="000fc711"/>
    </style:style>
    <style:style style:name="P9" style:family="paragraph" style:parent-style-name="Standard">
      <style:text-properties officeooo:rsid="000aa2f8" officeooo:paragraph-rsid="000ce276"/>
    </style:style>
    <style:style style:name="P10" style:family="paragraph" style:parent-style-name="Standard">
      <style:text-properties officeooo:rsid="000ce276" officeooo:paragraph-rsid="000b7d59"/>
    </style:style>
    <style:style style:name="P11" style:family="paragraph" style:parent-style-name="Standard">
      <style:text-properties officeooo:rsid="000b7d59" officeooo:paragraph-rsid="000b7d59"/>
    </style:style>
    <style:style style:name="P12" style:family="paragraph" style:parent-style-name="Standard">
      <style:text-properties officeooo:rsid="0008cd1e" officeooo:paragraph-rsid="000aa2f8"/>
    </style:style>
    <style:style style:name="P13" style:family="paragraph" style:parent-style-name="Standard">
      <style:text-properties officeooo:rsid="0008cd1e" officeooo:paragraph-rsid="0008cd1e"/>
    </style:style>
    <style:style style:name="P14" style:family="paragraph" style:parent-style-name="Standard">
      <style:text-properties officeooo:rsid="000aa2f8" officeooo:paragraph-rsid="000aa2f8"/>
    </style:style>
    <style:style style:name="P15" style:family="paragraph" style:parent-style-name="Standard">
      <style:text-properties fo:font-weight="bold" officeooo:rsid="00153590" officeooo:paragraph-rsid="00153590" style:font-weight-asian="bold" style:font-weight-complex="bold"/>
    </style:style>
    <style:style style:name="P16" style:family="paragraph" style:parent-style-name="Standard">
      <style:text-properties fo:font-weight="bold" officeooo:rsid="00153590" officeooo:paragraph-rsid="00162d70" style:font-weight-asian="bold" style:font-weight-complex="bold"/>
    </style:style>
    <style:style style:name="P17" style:family="paragraph" style:parent-style-name="Standard">
      <style:text-properties officeooo:rsid="000ce276" officeooo:paragraph-rsid="000ce276"/>
    </style:style>
    <style:style style:name="P18" style:family="paragraph" style:parent-style-name="Standard">
      <style:text-properties officeooo:rsid="000ce276" officeooo:paragraph-rsid="00163119"/>
    </style:style>
    <style:style style:name="P19" style:family="paragraph" style:parent-style-name="Standard">
      <style:text-properties officeooo:rsid="000edf91" officeooo:paragraph-rsid="000edf91"/>
    </style:style>
    <style:style style:name="P20" style:family="paragraph" style:parent-style-name="Standard">
      <style:text-properties officeooo:rsid="000edf91" officeooo:paragraph-rsid="00162d70"/>
    </style:style>
    <style:style style:name="T1" style:family="text">
      <style:text-properties officeooo:rsid="0008cd1e"/>
    </style:style>
    <style:style style:name="T2" style:family="text">
      <style:text-properties officeooo:rsid="000aa2f8"/>
    </style:style>
    <style:style style:name="T3" style:family="text">
      <style:text-properties officeooo:rsid="000b7d59"/>
    </style:style>
    <style:style style:name="T4" style:family="text">
      <style:text-properties officeooo:rsid="000ce276"/>
    </style:style>
    <style:style style:name="T5" style:family="text">
      <style:text-properties officeooo:rsid="000edf91"/>
    </style:style>
    <style:style style:name="T6" style:family="text">
      <style:text-properties officeooo:rsid="00113340"/>
    </style:style>
    <style:style style:name="T7" style:family="text">
      <style:text-properties officeooo:rsid="00126f45"/>
    </style:style>
    <style:style style:name="T8" style:family="text">
      <style:text-properties officeooo:rsid="001293b1"/>
    </style:style>
    <style:style style:name="T9" style:family="text">
      <style:text-properties officeooo:rsid="00147855"/>
    </style:style>
    <style:style style:name="T10" style:family="text">
      <style:text-properties officeooo:rsid="00150d6d"/>
    </style:style>
    <style:style style:name="T11" style:family="text">
      <style:text-properties officeooo:rsid="00162d70"/>
    </style:style>
    <style:style style:name="T12" style:family="text">
      <style:text-properties officeooo:rsid="001631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0 minutes:</text:p>
      <text:p text:style-name="P6"/>
      <text:p text:style-name="P20"><text:span text:style-name="T11">Start with some introductions:</text:span></text:p>
      <text:p text:style-name="P6"/>
      <text:p text:style-name="P3"><text:span text:style-name="T5">My experience. I’m a science journalist of more than two decades experience, worked as reporter and editor for various weekly ma</text:span><text:span text:style-name="T7">g</text:span><text:span text:style-name="T5">azines. Now freelance. In recent years, my passion has been investigative and data-driven journalism a</text:span><text:span text:style-name="T8">r</text:span><text:span text:style-name="T5">ou</text:span><text:span text:style-name="T8">nd</text:span><text:span text:style-name="T5"> science, medicine and the environment – including data viz. My science background </text:span><text:span text:style-name="T6">gave me a good grounding in fundamental principles of data analysis. But in recent years I’ve been learning a lot about data viz. I would definitely not a programmer, but I do use and write code now for many projects – and I aim to convince you that this is nothing to be scared of. </text:span></text:p>
      <text:p text:style-name="P6"/>
      <text:p text:style-name="P6">[Get them to introduce themselves, explain about prior experience with data, viz, and code, and what they hope to gain <text:span text:style-name="T11">from taking this </text:span><text:s/>class.<text:span text:style-name="T11">]</text:span></text:p>
      <text:p text:style-name="P7"/>
      <text:p text:style-name="P1"><text:span text:style-name="T2">This </text:span><text:span text:style-name="T3">course </text:span><text:span text:style-name="T2">is an introduction to dataviz, </text:span><text:span text:style-name="T10">but it will be challenging, especially towards the end, when we try to code an interactive graphic from</text:span><text:span text:style-name="T2"> </text:span><text:span text:style-name="T8">scratch.</text:span></text:p>
      <text:p text:style-name="P7"/>
      <text:p text:style-name="P2"><text:span text:style-name="T2">What’s mo</text:span><text:span text:style-name="T3">st</text:span><text:span text:style-name="T2"> important is that you gain a grounding in fundamental principles of data analysis and data visualization, and see how th</text:span><text:span text:style-name="T9">o</text:span><text:span text:style-name="T3">se</text:span><text:span text:style-name="T2"> apply whatever tool you’re using, and also how same fundamental operations on data </text:span><text:span text:style-name="T3">will </text:span><text:span text:style-name="T2">keep cropping up, </text:span><text:span text:style-name="T3">time after time. </text:span><text:span text:style-name="T4">So for the first couple of weeks, there will be more lecture-type stuff than </text:span><text:span text:style-name="T10">I’d like, to lay that groundwork</text:span><text:span text:style-name="T4">. </text:span></text:p>
      <text:p text:style-name="P10"/>
      <text:p text:style-name="P4"><text:span text:style-name="T4">After that, it will be mostly hands on.</text:span><text:span text:style-name="T2"> </text:span><text:span text:style-name="T5">As well as making charts and maps, we’ll also cover how to a</text:span><text:span text:style-name="T9">c</text:span><text:span text:style-name="T5">quire, clean and process data – as this is usually most of the work </text:span><text:span text:style-name="T10">in any project</text:span><text:span text:style-name="T5">. </text:span></text:p>
      <text:p text:style-name="P8"/>
      <text:p text:style-name="P8">I will expose you to a lot of tools, all of them on the cutting edge, used by some of the top visualization teams in the news business. There will be a mixture of point-and-click applications, and tools that require you to write some code. If you’ve never done this before, don’t worry, it’s not that hard.</text:p>
      <text:p text:style-name="P9"/>
      <text:p text:style-name="P1"><text:span text:style-name="T2">All of these tools will be free to use – I don’t want to teach you anything that you won’t be able to use if your newsroom won’t or can’t pay for a </text:span><text:span text:style-name="T9">commerical </text:span><text:span text:style-name="T2">license. </text:span></text:p>
      <text:p text:style-name="P7"/>
      <text:p text:style-name="P2"><text:span text:style-name="T2">For each of these tools, you will need to practice by yourself to become fluent. </text:span><text:span text:style-name="T3">I could have chosen a couple of tools and had you repeat mutiple exercises. Also, t</text:span><text:span text:style-name="T2">he best way to </text:span><text:span text:style-name="T3">become fluent in using any tool </text:span><text:span text:style-name="T2">is is to find a project that will require you to stretch your skills </text:span><text:span text:style-name="T3">in using it</text:span><text:span text:style-name="T2">. <text:s/>That why you’ll all be working on your own visualization project in the second hal</text:span><text:span text:style-name="T3">f of the </text:span><text:span text:style-name="T9">course, </text:span><text:span text:style-name="T3">requiring you to apply some of what we’ve learned <text:s/>… and more.</text:span></text:p>
      <text:p text:style-name="P11"/>
      <text:p text:style-name="P2"><text:span text:style-name="T3">What’s more, I don’t want to lock you in to any tool – which may become obsolete in future. </text:span><text:span text:style-name="T10">[Flash]</text:span><text:span text:style-name="T3"> Rather,</text:span><text:span text:style-name="T2"> I want you to apply </text:span><text:span text:style-name="T3">f</text:span><text:span text:style-name="T9">u</text:span><text:span text:style-name="T3">ndamental </text:span><text:span text:style-name="T2">principles and operations to whatever tool comes along, confident in the ability that you </text:span><text:span text:style-name="T3">will be able</text:span><text:span text:style-name="T2"> master it.</text:span></text:p>
      <text:p text:style-name="P12"/>
      <text:p text:style-name="P1"><text:span text:style-name="T2">The goal is that when you’re in the newsroom, and there’s a need for someone to explore, chart </text:span><text:span text:style-name="T3">or</text:span><text:span text:style-name="T2"> map a new dataset, you will be the person who puts up your hand and says, “Yes, I can do that.” You may not know exactly how to do it in the first instance, but I want you to be confident that you will work out the solution.</text:span></text:p>
      <text:p text:style-name="P13"/>
      <text:p text:style-name="P11">Class website:</text:p>
      <text:p text:style-name="P13"/>
      <text:p text:style-name="P13"><text:soft-page-break/>http://www.peteraldhous.com/ucb/2014/dataviz/</text:p>
      <text:p text:style-name="P13"/>
      <text:p text:style-name="P13">user: berkeley</text:p>
      <text:p text:style-name="P13">password: j-school1</text:p>
      <text:p text:style-name="P13"/>
      <text:p text:style-name="P13">This will be main resource for the class.</text:p>
      <text:p text:style-name="P13"/>
      <text:p text:style-name="P1"><text:span text:style-name="T2">I d</text:span><text:span text:style-name="T1">on't need you to take notes, as everything of consequence </text:span><text:span text:style-name="T2">will be in the class notes, which will be added shortly before class each week. </text:span><text:span text:style-name="T1">Those notes are also where you'll find specific instructions for each weekly assignment. </text:span><text:span text:style-name="T2">Please follow them.</text:span></text:p>
      <text:p text:style-name="P7"/>
      <text:p text:style-name="P17">This website is also where you’ll find the data we’ll be using, and instructions on installing the software that we’ll use. I’ll let you know what data and software you’ll need for each class. <text:span text:style-name="T12">Grading policy, everything else. Link to email me.</text:span></text:p>
      <text:p text:style-name="P17"><text:span text:style-name="T11"/></text:p>
      <text:p text:style-name="P18"><text:span text:style-name="T12">I’ll also make a page. You can share with me by email, next week there will be a quiz, submit answers from the website.</text:span></text:p>
      <text:p text:style-name="P17"><text:span text:style-name="T11"/></text:p>
      <text:p text:style-name="P18"><text:span text:style-name="T12">If you have a basic question; look on the website first. If you don’t find it, or answer isn’t clear contact me.</text:span></text:p>
      <text:p text:style-name="P18"><text:span text:style-name="T12"/></text:p>
      <text:p text:style-name="P18"><text:span text:style-name="T12">Explain office hours.</text:span></text:p>
      <text:p text:style-name="P12"/>
      <text:p text:style-name="P1"><text:span text:style-name="T3">While I don’t need you to take note</text:span><text:span text:style-name="T4">s</text:span><text:span text:style-name="T3"> </text:span><text:span text:style-name="T2">I do need you to pay attention, </text:span><text:span text:style-name="T3">as </text:span><text:span text:style-name="T2">we’ll be covering a lot of ground quickly, and you’ll need to be on the ball. <text:s/>I’ve been told about Berkeley time. Most of our classes will be hands-on exercises. If you miss the start of an exercise, the rest of the class will have moved on, and chances are you won’t be able to catch up. Sorry, we can’t accommodate for that. So for your benefit, be here on time. </text:span></text:p>
      <text:p text:style-name="P7"/>
      <text:p text:style-name="P1"><text:span text:style-name="T2">For today, I just need you to </text:span><text:span text:style-name="T4">download the first two datasets, and</text:span><text:span text:style-name="T2"> download LibreOffice, <text:s/></text:span><text:span text:style-name="T4">so</text:span><text:span text:style-name="T2"> </text:span><text:span text:style-name="T3">let’s</text:span><text:span text:style-name="T2"> all do that.</text:span></text:p>
      <text:p text:style-name="P7"/>
      <text:p text:style-name="P15">1 hour 15 min of slides (with Gapminder video):</text:p>
      <text:p text:style-name="P15"/>
      <text:p text:style-name="P15"/>
      <text:p text:style-name="P16"><text:span text:style-name="T11">20 minutes on spreadsheet and ggplot2 app </text:span></text:p>
      <text:p text:style-name="P15"/>
      <text:p text:style-name="P15"/>
      <text:p text:style-name="P7"/>
      <text:p text:style-name="P7"/>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1T15:18:19</meta:creation-date>
    <dc:date>2014-09-01T08:06:50</dc:date>
    <meta:editing-duration>PT48M37S</meta:editing-duration>
    <meta:editing-cycles>14</meta:editing-cycles>
    <meta:generator>LibreOffice/4.0.5.2$MacOSX_x86 LibreOffice_project/5464147a081647a250913f19c0715bca595af2f</meta:generator>
    <meta:document-statistic meta:table-count="0" meta:image-count="0" meta:object-count="0" meta:page-count="2" meta:paragraph-count="27" meta:word-count="815" meta:character-count="4517" meta:non-whitespace-character-count="3711"/>
  </office:meta>
</office:document-meta>
</file>